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list-style-name="L1">
      <style:paragraph-properties fo:line-height="150%"/>
      <style:text-properties style:font-name="Times New Roman" fo:font-size="12pt" style:font-size-asian="12pt" style:font-size-complex="12pt"/>
    </style:style>
    <style:style style:name="P3" style:family="paragraph" style:parent-style-name="Preformatted_20_Text" style:list-style-name="L2">
      <style:paragraph-properties fo:line-height="150%"/>
      <style:text-properties style:font-name="Times New Roman" fo:font-size="12pt" style:font-size-asian="12pt" style:font-size-complex="12pt"/>
    </style:style>
    <style:style style:name="P4" style:family="paragraph" style:parent-style-name="Preformatted_20_Text" style:list-style-name="L3">
      <style:paragraph-properties fo:line-height="150%"/>
      <style:text-properties style:font-name="Times New Roman" fo:font-size="12pt" style:font-size-asian="12pt" style:font-size-complex="12pt"/>
    </style:style>
    <style:style style:name="P5" style:family="paragraph" style:parent-style-name="Preformatted_20_Text" style:list-style-name="L4">
      <style:paragraph-properties fo:line-height="150%"/>
      <style:text-properties style:font-name="Times New Roman" fo:font-size="12pt" style:font-size-asian="12pt" style:font-size-complex="12pt"/>
    </style:style>
    <style:style style:name="P6" style:family="paragraph" style:parent-style-name="Preformatted_20_Text" style:list-style-name="L5">
      <style:paragraph-properties fo:line-height="150%"/>
      <style:text-properties style:font-name="Times New Roman" fo:font-size="12pt" style:font-size-asian="12pt" style:font-size-complex="12pt"/>
    </style:style>
    <style:style style:name="P7" style:family="paragraph" style:parent-style-name="Preformatted_20_Text" style:list-style-name="L6">
      <style:paragraph-properties fo:line-height="150%"/>
      <style:text-properties style:font-name="Times New Roman" fo:font-size="12pt" style:font-size-asian="12pt" style:font-size-complex="12pt"/>
    </style:style>
    <style:style style:name="P8" style:family="paragraph" style:parent-style-name="Preformatted_20_Text">
      <style:paragraph-properties fo:line-height="150%"/>
      <style:text-properties style:font-name="Times New Roman" fo:font-size="11pt" style:font-size-asian="11pt" style:font-size-complex="11pt"/>
    </style:style>
    <style:style style:name="P9" style:family="paragraph" style:parent-style-name="Preformatted_20_Text">
      <style:paragraph-properties fo:line-height="100%"/>
      <style:text-properties style:font-name="Times New Roman" fo:font-size="11pt" style:font-size-asian="11pt" style:font-size-complex="11pt"/>
    </style:style>
    <style:style style:name="P10" style:family="paragraph" style:parent-style-name="Preformatted_20_Text" style:list-style-name="L7">
      <style:paragraph-properties fo:line-height="100%"/>
      <style:text-properties style:font-name="Times New Roman" fo:font-size="11pt" style:font-size-asian="11pt" style:font-size-complex="11pt"/>
    </style:style>
    <style:style style:name="T1" style:family="text">
      <style:text-properties fo:font-variant="normal" fo:text-transform="none" fo:color="#333333" fo:language="en" fo:country="none" fo:font-style="normal" fo:font-weight="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 </text:p>
      <text:p text:style-name="P1">Thomas Logan</text:p>
      <text:p text:style-name="P1"/>
      <text:p text:style-name="P1"><text:tab/>The goal of this masters thesis is to develop formal propositions and proofs of communication patterns in Concurrent ML[?] that have practical benefits towards performance in multiprocessor environments. <text:s/>We will develop a constraint-based static analysis that describes all the communications possible with varying precision. <text:s/>We will also define a small-step semantics for Concurrent ML and prove that our analysis is sound with respect to the semantics. <text:s/>Our propositions, proofs, and theorems will use Isabelle/HOL[?] as the formal language of reasoning. <text:s/>The proofs will also be mechanically checked using Isabelle[?].</text:p>
      <text:p text:style-name="P1"><text:tab/>Concurrent programming languages provide linguistic features that separate the placement of code from the execution order of code. <text:s/>The separation may be advantageous for a variety of reasons. Conceptually distinct tasks may need to overlap in time, but are easier to understand if they are kept separate. <text:s/>If it's not necessary for tasks to be ordered in a precise way, then it may be better that the program not specify the timing and instead allow a scheduler to find an execution order based on runtime conditions. <text:s/>A common use case for concurrent languages is GUI programming, in which the program has to process various requests while remaining responsive to subsequent user inputs and continually providing the user with the latest information it has processed.</text:p>
      <text:p text:style-name="P1"><text:tab/>Concurrent ML is a concurrent language that offers a process abstraction so that the placement of code need not have bearing on the execution order. <text:s/>The language provides a synchronization mechanism that enables specification of execution order between non-adjacent code segments. <text:s/>It is often the case that synchronization is necessary when data is shared. <text:s/>Thus, synchronization and data sharing mechanisms are actually subsumed by a uniform communication mechanism. <text:s/>The uniform mechanism is safer<text:note text:id="ftn0" text:note-class="footnote"><text:note-citation>1</text:note-citation><text:note-body><text:p text:style-name="P8">. <text:s/>The communication mechanism does not guarantee proper synchronization. <text:s/>It is still possible to write a deadlocked program. <text:s/>Perhaps a past/future static analysis can detect deadlock[?]</text:p></text:note-body></text:note> than two distinct mechanisms, since a program is unsound if it doesn't synchronize when necessary but still sound if it synchronizes when unnecessary. <text:s/>Additional process abstractions can be used for sharing data asynchronously, which can provide better usability or performance in some instances.</text:p>
      <text:p text:style-name="P1"><text:tab/>Processes communicate by having shared access to a common channel. <text:s/>A channel can be used to either send data or receive data. <text:s/>A given channel can have multiple processes sending data on it and multiple processes receiving data from it over the course of the program's execution. <text:s/>A many-to-many channel has any number of senders and receivers; a one-to-many channel has one sender and any <text:soft-page-break/>number of receivers; a many-to-one channel has any number of senders and exactly one receiver; a one-to-one channel has exactly one of each; a one-shot channel has exactly one sender and sends data only once.</text:p>
      <text:p text:style-name="P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need not consider states where other processes are also trying to communicate on the same channel, since the course-grain interleaving ensure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Channels known to have only one sender or one receiver can have lower communication costs than those with arbitrary number of senders and arbitrary number of receivers, since the cost of handling competing processes can be at least partially eliminated.</text:p>
      <text:p text:style-name="P1"><text:tab/>A static analysis that describes communication pattern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semantics of the program. The analysis is computable iff there exists an algorithm that determines all the values described by the analysis on any input program.</text:p>
      <text:p text:style-name="P1"><text:tab/>Our static analysis will describe for all channels in a program, all processes that possibly send or receive on the channel. <text:s/>Additionally, it will classify channels as one-shot, one-to-one, one-to-many, many-to-one, or many-to-many. <text:s/>We will show that the static analysis is informative by demonstrating programs for which the static analysis classifies some channels as one-to-many, many-to-one or more precise.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 <text:s/>produces all valid information of the grammar. <text:s/>In order <text:soft-page-break/>to ensure that our analysis is informative, sound, and computable, we will construct our analysis, semantics, and theorems in the formal language of Isabelle/HOL, which will enable mechanical verification by the proof assistant Isabelle. <text:s/>To aid the development of formal proofs, we will design the analysis as constraint-based, in terms of axioms and inference rules, in contrast to recursive functions. <text:s/>Additionally, To aid the scrutiny of the adequacy of our definitions and propositions, we will express our definitions and propositions, with the fewest number of structures necessary. <text:s/>Thus, efficiency of computation will be ignored.</text:p>
      <text:p text:style-name="P1"><text:tab/></text:p>
      <text:p text:style-name="P1"><text:tab/></text:p>
      <text:p text:style-name="P1"/>
      <text:p text:style-name="P1"/>
      <text:p text:style-name="P1"/>
      <text:p text:style-name="P1"/>
      <text:p text:style-name="P1">---- Related Work ----</text:p>
      <text:p text:style-name="P9"/>
      <text:list xml:id="list7152788034938822398" text:style-name="L7">
        <text:list-item>
          <text:p text:style-name="P10">Concurrent ML specialization:</text:p>
          <text:list>
            <text:list-item>
              <text:p text:style-name="P10">http://people.cs.uchicago.edu/~jhr/papers/2007/popl-cml-opt.pdf</text:p>
            </text:list-item>
          </text:list>
        </text:list-item>
        <text:list-item>
          <text:p text:style-name="P10">parallel concurrent ml:</text:p>
          <text:list>
            <text:list-item>
              <text:p text:style-name="P10">http://people.cs.uchicago.edu/~jhr/papers/2009/icfp-parallel-cml.pdf</text:p>
            </text:list-item>
          </text:list>
        </text:list-item>
        <text:list-item>
          <text:p text:style-name="P10">Deadlock in Go: </text:p>
          <text:list>
            <text:list-item>
              <text:p text:style-name="P10">https://arxiv.org/pdf/1608.08330.pdf</text:p>
            </text:list-item>
          </text:list>
        </text:list-item>
        <text:list-item>
          <text:p text:style-name="P10">Finite communication topologies in CML:</text:p>
          <text:list>
            <text:list-item>
              <text:p text:style-name="P10"><text:a xlink:type="simple" xlink:href="http://citeseerx.ist.psu.edu/viewdoc/download?doi=10.1.1.36.9162&amp;rep=rep1&amp;type=pdf" text:style-name="Internet_20_link" text:visited-style-name="Visited_20_Internet_20_Link">http://citeseerx.ist.psu.edu/viewdoc/download?doi=10.1.1.36.9162&amp;rep=rep1&amp;type=pdf</text:a></text:p>
            </text:list-item>
          </text:list>
        </text:list-item>
        <text:list-item>
          <text:p text:style-name="P10"><text:span text:style-name="T1">Communication Topology Analysis:</text:span></text:p>
          <text:list>
            <text:list-item>
              <text:p text:style-name="P10"><text:a xlink:type="simple" xlink:href="http://perso.univ-perp.fr/matthieu.martel/spin2000.pdf" text:style-name="Internet_20_link" text:visited-style-name="Visited_20_Internet_20_Link"><text:span text:style-name="T1">http://perso.univ-perp.fr/matthieu.martel/spin2000.pdf</text:span></text:a></text:p>
            </text:list-item>
          </text:list>
        </text:list-item>
      </text:list>
      <text:p text:style-name="P9"><text:span text:style-name="T1"/></text:p>
      <text:list xml:id="list430075405" text:continue-numbering="true" text:style-name="L7">
        <text:list-item>
          <text:list>
            <text:list-header>
              <text:p text:style-name="P10"><text:span text:style-name="T1"/></text:p>
            </text:list-header>
          </text:list>
        </text:list-item>
      </text:list>
      <text:p text:style-name="P1"/>
      <text:p text:style-name="P1"/>
      <text:p text:style-name="P1"/>
      <text:p text:style-name="P1"/>
      <text:p text:style-name="P1">--------OLD BELOW-------------</text:p>
      <text:p text:style-name="P1"/>
      <text:p text:style-name="P1"><text:tab/></text:p>
      <text:p text:style-name="P1"><text:tab/>concurrent programming languages make conceptually distinct activities explicit by providing a linguistic features to create process abstractions. <text:s/>and factors out the ordering of operations between different processes. <text:s/>Although it is possible for a scheduler to be deterministic, some may be <text:soft-page-break/>nondeterministic, and programs written in a concurrent language typically are written without assuming any particular ordering between processes. <text:s/>A concurrent language may provide explicit operators to restrict or control the ordering between processes. <text:s/>Concurrent ML has an explicit operator for synchronization between two processes. <text:s/>It requires two processes to reach a particular step before either can proceed. Synchronization is also in charge of communication between processes and excluding processes from communication [?]. <text:s/>The rationale for Concurrent ML’s design has been discussed extensively [?] and is beyond the scope of this paper.</text:p>
      <text:p text:style-name="P1"/>
      <text:p text:style-name="P1"><text:tab/>Concurrency refers to conceptually distinct activities overlapping in time. <text:s/>For instance, playing soccer might be described as running and kicking a ball concurrently. <text:s/></text:p>
      <text:p text:style-name="P1"/>
      <text:p text:style-name="P1"/>
      <text:p text:style-name="P1"><text:tab/>This proposal for an MS Thesis is to develop an analysis for recognizing communication topologies Concurrent ML programs. <text:s/>Processes in Concurrent ML communicate and coordinate by synchronously sending or receiving messages over channels, which are shared resources. <text:s/>This work will expand on previous work by John Reppy and Yingqi Xiao[?], by developing an analysis of a large subset of Concurrent ML that includes synchronous events and the choice combinator. <text:s/>The object language (Concurrent ML) will be defined operationally, with a syntax and semantics describing the execution of the language [?]. <text:s/>(Alternatively, the object language could be described with a shallow embedding [? HOL Light tutorial / Harrison / Gordan / Djikstra]; the semantics of the language would be defined as the weakest preconditions within the observer’s language and without syntax or operational semantics.) <text:s/>In contrast to the algorithmic analysis previously developed by Xiao and Reppy, the analysis of this work will be declarative in the style of Matthew Fluet’s control-flow analysis of System F [?]. <text:s text:c="2"/>Properties of the analysis will be proven formally and mechanically checked using HOL[? HOL Light / HOL4 / Isabelle/HOL].</text:p>
      <text:p text:style-name="P1"/>
      <text:p text:style-name="P1">Reppy type-sensitive CFA:</text:p>
      <text:list xml:id="list5536434073393722990" text:style-name="L1">
        <text:list-item>
          <text:p text:style-name="P2"/>
        </text:list-item>
      </text:list>
      <text:p text:style-name="P1"/>
      <text:p text:style-name="P1">Fluet constraint-based CFA:</text:p>
      <text:list xml:id="list1875401121530139915" text:style-name="L2">
        <text:list-item>
          <text:p text:style-name="P3">solve judgements that assert that abstract environments are acceptable for expressions or bindings (as defined in the object language).</text:p>
        </text:list-item>
      </text:list>
      <text:p text:style-name="P1"/>
      <text:p text:style-name="P1"><text:soft-page-break/>Reppy-Xiao topology recognition algorithm:</text:p>
      <text:list xml:id="list9109227745240661068" text:style-name="L3">
        <text:list-item>
          <text:p text:style-name="P4">determine abstract values - CFA.</text:p>
        </text:list-item>
        <text:list-item>
          <text:p text:style-name="P4">determine the send sites and receive sites for each channel using abstract values.</text:p>
        </text:list-item>
        <text:list-item>
          <text:p text:style-name="P4">construct a control flow graph using the receive sites and send sites.</text:p>
        </text:list-item>
        <text:list-item>
          <text:p text:style-name="P4">construct a map from program points to controls paths using the graph.</text:p>
        </text:list-item>
        <text:list-item>
          <text:p text:style-name="P4">determine the controls paths for each channel using the map and the send and receive sites.</text:p>
        </text:list-item>
        <text:list-item>
          <text:p text:style-name="P4">categorize communication pattern from control paths for each channel.</text:p>
        </text:list-item>
      </text:list>
      <text:p text:style-name="P1"/>
      <text:p text:style-name="P1">Proposed topology recognition algorithm:</text:p>
      <text:list xml:id="list2960054774201794420" text:style-name="L4">
        <text:list-item>
          <text:p text:style-name="P5">solve judgements that assert channels to be fan-in, fan-out, or one-to-one, or one-shot.</text:p>
        </text:list-item>
      </text:list>
      <text:p text:style-name="P1"/>
      <text:p text:style-name="P1"/>
      <text:p text:style-name="P1">Proposed Contributions:</text:p>
      <text:list xml:id="list381259547394270052" text:style-name="L5">
        <text:list-item>
          <text:p text:style-name="P6">develop and formalize declarative form of previous work by Reppy and Xiao in HOL.</text:p>
        </text:list-item>
        <text:list-item>
          <text:p text:style-name="P6">Extend with events and choice combinator. <text:s/></text:p>
        </text:list-item>
        <text:list-item>
          <text:p text:style-name="P6">Formally prove soundness of analysis and relations with previous work by Reppy and Xiao.</text:p>
        </text:list-item>
      </text:list>
      <text:p text:style-name="P1"/>
      <text:p text:style-name="P1">Future work:</text:p>
      <text:list xml:id="list9026275773947585548" text:style-name="L6">
        <text:list-item>
          <text:p text:style-name="P7">extend analysis to include sequence (TE) and pair (reagents) combinators.</text:p>
        </text:list-item>
        <text:list-item>
          <text:p text:style-name="P7">Implement topology recognition algorithm in MLton.</text:p>
        </text:list-item>
        <text:list-item>
          <text:p text:style-name="P7">Implement parallel processes in MLton. </text:p>
        </text:list-item>
        <text:list-item>
          <text:p text:style-name="P7">Implement specialized communication procedures in MLton.</text:p>
        </text:list-item>
        <text:list-item>
          <text:p text:style-name="P7">Collect and analyze empirical data on communication overhead in MLton.</text:p>
        </text:list-item>
        <text:list-item>
          <text:p text:style-name="P7">Determine other ways to reduce costs - shared core specialization; CPU : IO ratio?</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17T17:32:31</dc:date>
    <dc:creator>Thomas Logan</dc:creator>
    <meta:generator>OpenOffice/4.1.3$Unix OpenOffice.org_project/413m1$Build-9783</meta:generator>
    <meta:editing-duration>P10DT6H42M42S</meta:editing-duration>
    <meta:editing-cycles>45</meta:editing-cycles>
    <meta:document-statistic meta:table-count="0" meta:image-count="0" meta:object-count="0" meta:page-count="5" meta:paragraph-count="51" meta:word-count="1585" meta:character-count="10840"/>
  </office:meta>
</office:document-meta>
</file>